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style:font-size-asian="88pt" style:font-weight-asian="bold" style:font-size-complex="8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o.name&gt;">blabla</text:text-input></text:p>
      <text:p text:style-name="Standard">TEST premier report</text:p>
      <text:p text:style-name="Standard"/>
      <text:p text:style-name="Standard"><text:text-input text:description="&lt;o.country_id.name&gt;">nom du pay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3-01-22T19:05:07</dc:date>
    <meta:editing-duration>PT1M39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3" meta:word-count="7" meta:character-count="36" meta:non-whitespace-character-count="32"/>
  </office:meta>
</office:document-meta>
</file>